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79e11" officeooo:paragraph-rsid="00079e11"/>
    </style:style>
    <style:style style:name="P2" style:family="paragraph" style:parent-style-name="Standard">
      <style:paragraph-properties fo:text-align="start" style:justify-single-word="false"/>
      <style:text-properties officeooo:rsid="00079e11" officeooo:paragraph-rsid="00079e11"/>
    </style:style>
    <style:style style:name="P3" style:family="paragraph" style:parent-style-name="Standard" style:list-style-name="L1">
      <style:paragraph-properties fo:text-align="start" style:justify-single-word="false"/>
      <style:text-properties officeooo:rsid="00079e11" officeooo:paragraph-rsid="00079e11"/>
    </style:style>
    <style:style style:name="P4" style:family="paragraph" style:parent-style-name="Standard" style:list-style-name="">
      <style:paragraph-properties fo:text-align="start" style:justify-single-word="false"/>
      <style:text-properties officeooo:rsid="00079e11" officeooo:paragraph-rsid="00250e02"/>
    </style:style>
    <style:style style:name="P5" style:family="paragraph" style:parent-style-name="Standard">
      <style:paragraph-properties fo:text-align="start" style:justify-single-word="false"/>
      <style:text-properties officeooo:rsid="00103a41" officeooo:paragraph-rsid="00103a41"/>
    </style:style>
    <style:style style:name="P6" style:family="paragraph" style:parent-style-name="Standard" style:list-style-name="L1">
      <style:paragraph-properties fo:text-align="start" style:justify-single-word="false"/>
      <style:text-properties officeooo:rsid="00142b64" officeooo:paragraph-rsid="00142b64"/>
    </style:style>
    <style:style style:name="P7" style:family="paragraph" style:parent-style-name="Standard">
      <style:paragraph-properties fo:text-align="start" style:justify-single-word="false"/>
      <style:text-properties officeooo:rsid="00142b64" officeooo:paragraph-rsid="00199be4"/>
    </style:style>
    <style:style style:name="P8" style:family="paragraph" style:parent-style-name="Standard" style:list-style-name="">
      <style:paragraph-properties fo:text-align="start" style:justify-single-word="false"/>
      <style:text-properties officeooo:rsid="00142b64" officeooo:paragraph-rsid="0021d004"/>
    </style:style>
    <style:style style:name="P9" style:family="paragraph" style:parent-style-name="Standard">
      <style:paragraph-properties fo:text-align="start" style:justify-single-word="false"/>
      <style:text-properties officeooo:rsid="00142b64" officeooo:paragraph-rsid="0021d004"/>
    </style:style>
    <style:style style:name="P10" style:family="paragraph" style:parent-style-name="Standard" style:list-style-name="L2">
      <style:paragraph-properties fo:text-align="start" style:justify-single-word="false"/>
      <style:text-properties officeooo:paragraph-rsid="00199be4"/>
    </style:style>
    <style:style style:name="P11" style:family="paragraph" style:parent-style-name="Standard">
      <style:paragraph-properties fo:text-align="start" style:justify-single-word="false"/>
      <style:text-properties officeooo:paragraph-rsid="0021d004"/>
    </style:style>
    <style:style style:name="P12" style:family="paragraph" style:parent-style-name="Standard">
      <style:paragraph-properties fo:text-align="start" style:justify-single-word="false"/>
      <style:text-properties officeooo:rsid="00199be4" officeooo:paragraph-rsid="00199be4"/>
    </style:style>
    <style:style style:name="P13" style:family="paragraph" style:parent-style-name="Standard" style:list-style-name="L2">
      <style:paragraph-properties fo:text-align="start" style:justify-single-word="false"/>
      <style:text-properties officeooo:rsid="00199be4" officeooo:paragraph-rsid="00199be4"/>
    </style:style>
    <style:style style:name="P14" style:family="paragraph" style:parent-style-name="Standard">
      <style:paragraph-properties fo:text-align="start" style:justify-single-word="false"/>
      <style:text-properties officeooo:rsid="001b6c03" officeooo:paragraph-rsid="001b6c03"/>
    </style:style>
    <style:style style:name="P15" style:family="paragraph" style:parent-style-name="Standard" style:list-style-name="">
      <style:paragraph-properties fo:text-align="start" style:justify-single-word="false"/>
      <style:text-properties officeooo:rsid="001b6c03" officeooo:paragraph-rsid="001b6c03"/>
    </style:style>
    <style:style style:name="P16" style:family="paragraph" style:parent-style-name="Standard">
      <style:paragraph-properties fo:text-align="start" style:justify-single-word="false"/>
      <style:text-properties fo:font-style="italic" officeooo:rsid="00142b64" officeooo:paragraph-rsid="00199be4" style:font-style-asian="italic" style:font-style-complex="italic"/>
    </style:style>
    <style:style style:name="P17" style:family="paragraph" style:parent-style-name="Standard">
      <style:paragraph-properties fo:text-align="start" style:justify-single-word="false"/>
      <style:text-properties fo:font-style="italic" officeooo:rsid="00142b64" officeooo:paragraph-rsid="0021d004" style:font-style-asian="italic" style:font-style-complex="italic"/>
    </style:style>
    <style:style style:name="P18" style:family="paragraph" style:parent-style-name="Standard">
      <style:paragraph-properties fo:text-align="start" style:justify-single-word="false"/>
      <style:text-properties fo:font-style="italic" officeooo:rsid="00142b64" officeooo:paragraph-rsid="006752bf" style:font-style-asian="italic" style:font-style-complex="italic"/>
    </style:style>
    <style:style style:name="P19" style:family="paragraph" style:parent-style-name="Standard">
      <style:paragraph-properties fo:text-align="start" style:justify-single-word="false"/>
      <style:text-properties fo:font-style="italic" officeooo:rsid="00142b64" officeooo:paragraph-rsid="0068bb0b" style:font-style-asian="italic" style:font-style-complex="italic"/>
    </style:style>
    <style:style style:name="P20" style:family="paragraph" style:parent-style-name="Standard">
      <style:paragraph-properties fo:text-align="start" style:justify-single-word="false"/>
      <style:text-properties fo:font-style="italic" officeooo:rsid="00103a41" officeooo:paragraph-rsid="00103a41" style:font-style-asian="italic" style:font-style-complex="italic"/>
    </style:style>
    <style:style style:name="P21" style:family="paragraph" style:parent-style-name="Standard">
      <style:paragraph-properties fo:text-align="start" style:justify-single-word="false"/>
      <style:text-properties fo:font-style="italic" officeooo:rsid="00103a41" officeooo:paragraph-rsid="006a655e" style:font-style-asian="italic" style:font-style-complex="italic"/>
    </style:style>
    <style:style style:name="P22" style:family="paragraph" style:parent-style-name="Standard" style:list-style-name="">
      <style:paragraph-properties fo:text-align="start" style:justify-single-word="false"/>
      <style:text-properties officeooo:rsid="0021d004" officeooo:paragraph-rsid="0021d004"/>
    </style:style>
    <style:style style:name="P23" style:family="paragraph" style:parent-style-name="Standard">
      <style:paragraph-properties fo:text-align="center" style:justify-single-word="false"/>
      <style:text-properties fo:font-weight="bold" officeooo:rsid="00079e11" officeooo:paragraph-rsid="00079e11" style:font-weight-asian="bold" style:font-weight-complex="bold"/>
    </style:style>
    <style:style style:name="P24" style:family="paragraph" style:parent-style-name="Standard" style:list-style-name="L1">
      <style:paragraph-properties fo:text-align="start" style:justify-single-word="false" fo:break-before="page"/>
      <style:text-properties officeooo:rsid="001b6c03" officeooo:paragraph-rsid="001b6c03"/>
    </style:style>
    <style:style style:name="P25" style:family="paragraph" style:parent-style-name="Standard" style:list-style-name="L1">
      <style:paragraph-properties fo:text-align="start" style:justify-single-word="false" fo:break-before="page"/>
      <style:text-properties officeooo:rsid="00142b64" officeooo:paragraph-rsid="00199be4"/>
    </style:style>
    <style:style style:name="P26" style:family="paragraph" style:parent-style-name="Standard" style:list-style-name="L1">
      <style:paragraph-properties fo:text-align="start" style:justify-single-word="false" fo:break-before="page"/>
      <style:text-properties officeooo:rsid="0021d004" officeooo:paragraph-rsid="0021d004"/>
    </style:style>
    <style:style style:name="T1" style:family="text">
      <style:text-properties fo:font-weight="bold" officeooo:rsid="001fd851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98b7b" style:font-weight-asian="normal" style:font-weight-complex="normal"/>
    </style:style>
    <style:style style:name="T4" style:family="text">
      <style:text-properties fo:font-weight="normal" officeooo:rsid="000b6e5a" style:font-weight-asian="normal" style:font-weight-complex="normal"/>
    </style:style>
    <style:style style:name="T5" style:family="text">
      <style:text-properties fo:font-weight="normal" officeooo:rsid="0061b466" style:font-weight-asian="normal" style:font-weight-complex="normal"/>
    </style:style>
    <style:style style:name="T6" style:family="text">
      <style:text-properties fo:font-weight="normal" officeooo:rsid="0062d34c" style:font-weight-asian="normal" style:font-weight-complex="norma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1fd851" style:font-style-asian="italic" style:font-style-complex="italic"/>
    </style:style>
    <style:style style:name="T9" style:family="text">
      <style:text-properties fo:font-style="italic" officeooo:rsid="0028fef2" style:font-style-asian="italic" style:font-style-complex="italic"/>
    </style:style>
    <style:style style:name="T10" style:family="text">
      <style:text-properties fo:font-style="italic" officeooo:rsid="004819fb" style:font-style-asian="italic" style:font-style-complex="italic"/>
    </style:style>
    <style:style style:name="T11" style:family="text">
      <style:text-properties fo:font-style="italic" officeooo:rsid="002ae37f" style:font-style-asian="italic" style:font-style-complex="italic"/>
    </style:style>
    <style:style style:name="T12" style:family="text">
      <style:text-properties fo:font-style="italic" fo:font-weight="normal" officeooo:rsid="000b6e5a" style:font-style-asian="italic" style:font-weight-asian="normal" style:font-style-complex="italic" style:font-weight-complex="normal"/>
    </style:style>
    <style:style style:name="T13" style:family="text">
      <style:text-properties fo:font-style="italic" fo:font-weight="normal" officeooo:rsid="0062d34c" style:font-style-asian="italic" style:font-weight-asian="normal" style:font-style-complex="italic" style:font-weight-complex="normal"/>
    </style:style>
    <style:style style:name="T14" style:family="text">
      <style:text-properties fo:font-style="italic" fo:font-weight="normal" officeooo:rsid="0066827a" style:font-style-asian="italic" style:font-weight-asian="normal" style:font-style-complex="italic" style:font-weight-complex="normal"/>
    </style:style>
    <style:style style:name="T15" style:family="text">
      <style:text-properties fo:font-style="normal" officeooo:rsid="001fd851" style:font-style-asian="normal" style:font-style-complex="normal"/>
    </style:style>
    <style:style style:name="T16" style:family="text">
      <style:text-properties fo:font-style="normal" officeooo:rsid="004601e1" style:font-style-asian="normal" style:font-style-complex="normal"/>
    </style:style>
    <style:style style:name="T17" style:family="text">
      <style:text-properties fo:font-style="normal" officeooo:rsid="0046f35b" style:font-style-asian="normal" style:font-style-complex="normal"/>
    </style:style>
    <style:style style:name="T18" style:family="text">
      <style:text-properties fo:font-style="normal" officeooo:rsid="0057055b" style:font-style-asian="normal" style:font-style-complex="normal"/>
    </style:style>
    <style:style style:name="T19" style:family="text">
      <style:text-properties fo:font-style="normal" officeooo:rsid="0058a41a" style:font-style-asian="normal" style:font-style-complex="normal"/>
    </style:style>
    <style:style style:name="T2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0b6e5a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192f35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199be4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1b6c03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1fd851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324d6f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492d12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4b1f0a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66827a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06ccc27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bold" officeooo:rsid="001fd851" style:font-style-asian="normal" style:font-weight-asian="bold" style:font-style-complex="normal" style:font-weight-complex="bold"/>
    </style:style>
    <style:style style:name="T32" style:family="text">
      <style:text-properties fo:font-style="normal" fo:font-weight="bold" officeooo:rsid="0021d004" style:font-style-asian="normal" style:font-weight-asian="bold" style:font-style-complex="normal" style:font-weight-complex="bold"/>
    </style:style>
    <style:style style:name="T33" style:family="text">
      <style:text-properties fo:font-style="normal" fo:font-weight="bold" officeooo:rsid="002205b8" style:font-style-asian="normal" style:font-weight-asian="bold" style:font-style-complex="normal" style:font-weight-complex="bold"/>
    </style:style>
    <style:style style:name="T34" style:family="text">
      <style:text-properties fo:font-style="normal" fo:font-weight="bold" officeooo:rsid="00324d6f" style:font-style-asian="normal" style:font-weight-asian="bold" style:font-style-complex="normal" style:font-weight-complex="bold"/>
    </style:style>
    <style:style style:name="T35" style:family="text">
      <style:text-properties fo:font-style="normal" fo:font-weight="bold" officeooo:rsid="0027179e" style:font-style-asian="normal" style:font-weight-asian="bold" style:font-style-complex="normal" style:font-weight-complex="bold"/>
    </style:style>
    <style:style style:name="T36" style:family="text">
      <style:text-properties fo:font-style="normal" fo:font-weight="bold" officeooo:rsid="000eb9ee" style:font-style-asian="normal" style:font-weight-asian="bold" style:font-style-complex="normal" style:font-weight-complex="bold"/>
    </style:style>
    <style:style style:name="T37" style:family="text">
      <style:text-properties fo:font-style="normal" fo:font-weight="bold" officeooo:rsid="003357a8" style:font-style-asian="normal" style:font-weight-asian="bold" style:font-style-complex="normal" style:font-weight-complex="bold"/>
    </style:style>
    <style:style style:name="T38" style:family="text">
      <style:text-properties fo:font-style="normal" fo:font-weight="bold" officeooo:rsid="006188ac" style:font-style-asian="normal" style:font-weight-asian="bold" style:font-style-complex="normal" style:font-weight-complex="bold"/>
    </style:style>
    <style:style style:name="T39" style:family="text">
      <style:text-properties officeooo:rsid="0010e85f"/>
    </style:style>
    <style:style style:name="T40" style:family="text">
      <style:text-properties officeooo:rsid="00142b64"/>
    </style:style>
    <style:style style:name="T41" style:family="text">
      <style:text-properties officeooo:rsid="001df3c2"/>
    </style:style>
    <style:style style:name="T42" style:family="text">
      <style:text-properties officeooo:rsid="001fd851"/>
    </style:style>
    <style:style style:name="T43" style:family="text">
      <style:text-properties officeooo:rsid="0021d004"/>
    </style:style>
    <style:style style:name="T44" style:family="text">
      <style:text-properties officeooo:rsid="00246f37"/>
    </style:style>
    <style:style style:name="T45" style:family="text">
      <style:text-properties officeooo:rsid="0028fef2"/>
    </style:style>
    <style:style style:name="T46" style:family="text">
      <style:text-properties officeooo:rsid="002ae37f"/>
    </style:style>
    <style:style style:name="T47" style:family="text">
      <style:text-properties officeooo:rsid="002aee21"/>
    </style:style>
    <style:style style:name="T48" style:family="text">
      <style:text-properties officeooo:rsid="002b8e95"/>
    </style:style>
    <style:style style:name="T49" style:family="text">
      <style:text-properties officeooo:rsid="002c6c8c"/>
    </style:style>
    <style:style style:name="T50" style:family="text">
      <style:text-properties officeooo:rsid="002e329a"/>
    </style:style>
    <style:style style:name="T51" style:family="text">
      <style:text-properties officeooo:rsid="004cb746"/>
    </style:style>
    <style:style style:name="T52" style:family="text">
      <style:text-properties officeooo:rsid="005cdd3b"/>
    </style:style>
    <style:style style:name="fr1" style:family="graphic" style:parent-style-name="Formula">
      <style:graphic-properties style:vertical-pos="middle" style:vertical-rel="tex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CS 121 SI – Week 2 Worksheet – <text:span text:style-name="T44">Includes, Namespacing, and Functions</text:span></text:p>
      <text:list xml:id="list7528246215671711996" text:style-name="L1">
        <text:list-header>
          <text:p text:style-name="P3"/>
        </text:list-header>
        <text:list-item>
          <text:p text:style-name="P3">What is a preprocessor directive? <text:span text:style-name="T39">Give an example of a preprocessor directive and what your example does.</text:span></text:p>
        </text:list-item>
      </text:list>
      <text:p text:style-name="P2"/>
      <text:p text:style-name="P2"/>
      <text:p text:style-name="P2"/>
      <text:p text:style-name="P2"/>
      <text:p text:style-name="P2"/>
      <text:list xml:id="list234716914606460" text:continue-numbering="true" text:style-name="L1">
        <text:list-item>
          <text:p text:style-name="P3"><text:span text:style-name="T2">Assume you work for a company as a software migration expert and </text:span><text:span text:style-name="T5">your project leader</text:span><text:span text:style-name="T2"> wishes to use the following program in the company's software suite:</text:span></text:p>
        </text:list-item>
      </text:list>
      <text:p text:style-name="P5"/>
      <text:p text:style-name="P5"><text:tab/><text:span text:style-name="T9">#include &lt;iostream&gt;</text:span></text:p>
      <text:p text:style-name="P20"><text:tab/><text:span text:style-name="T46">#include &lt;string&gt;</text:span></text:p>
      <text:p text:style-name="P20"><text:tab/><text:span text:style-name="T50">#include &lt;loginsys&gt; <text:s/>// made-up library used for calling validUser in this exercise</text:span></text:p>
      <text:p text:style-name="P20"/>
      <text:p text:style-name="P20"><text:tab/><text:span text:style-name="T45">using namespace std;</text:span></text:p>
      <text:p text:style-name="P20"/>
      <text:p text:style-name="P20"/>
      <text:p text:style-name="P20"><text:tab/><text:span text:style-name="T46">int main()</text:span></text:p>
      <text:p text:style-name="P20"><text:tab/><text:span text:style-name="T46">{</text:span></text:p>
      <text:p text:style-name="P21"><text:tab/><text:span text:style-name="T40"> <text:s text:c="7"/>string user_acct = “”;</text:span></text:p>
      <text:p text:style-name="P21"><text:tab/><text:span text:style-name="T40"> <text:s text:c="7"/>int pin = -1;</text:span></text:p>
      <text:p text:style-name="P21"><text:tab/><text:span text:style-name="T40"> <text:s text:c="7"/></text:span></text:p>
      <text:p text:style-name="P21"><text:span text:style-name="T48"><text:tab/> <text:s text:c="7"/>cout &lt;&lt; “Please enter in your account user name: “;</text:span></text:p>
      <text:p text:style-name="P21"><text:tab/><text:span text:style-name="T40"> <text:s text:c="7"/></text:span></text:p>
      <text:p text:style-name="P21"><text:span text:style-name="T48"><text:tab/> <text:s text:c="7"/>getline(cin, user_acct);</text:span></text:p>
      <text:p text:style-name="P21"><text:tab/><text:span text:style-name="T40"> <text:s text:c="7"/></text:span></text:p>
      <text:p text:style-name="P21"><text:tab/><text:span text:style-name="T40"> <text:s text:c="7"/>cout &lt;&lt; “Please enter in your account pin: “;</text:span></text:p>
      <text:p text:style-name="P21"><text:tab/><text:span text:style-name="T40"> <text:s text:c="7"/></text:span></text:p>
      <text:p text:style-name="P21"><text:tab/><text:span text:style-name="T40"> <text:s text:c="7"/>cin &gt;&gt; pin;</text:span></text:p>
      <text:p text:style-name="P21"><text:tab/><text:span text:style-name="T40"> <text:s text:c="7"/></text:span></text:p>
      <text:p text:style-name="P21"><text:tab/><text:span text:style-name="T40"> <text:s text:c="7"/>if ( validUser(user_acct, pin) ) <text:s text:c="6"/>// assume loginsys has this function defined</text:span></text:p>
      <text:p text:style-name="P21"><text:tab/><text:span text:style-name="T40"> <text:s text:c="7"/>{</text:span></text:p>
      <text:p text:style-name="P21"><text:span text:style-name="T40"><text:tab/> <text:s text:c="15"/>cout &lt;&lt; “Thank you for logging into the system.” &lt;&lt; endl;</text:span></text:p>
      <text:p text:style-name="P21"><text:tab/><text:span text:style-name="T40"> <text:s text:c="15"/></text:span></text:p>
      <text:p text:style-name="P21"><text:tab/><text:span text:style-name="T40"> <text:s text:c="15"/></text:span>//... <text:span text:style-name="T48">other code for stuff after logging in...</text:span></text:p>
      <text:p text:style-name="P21"><text:tab/><text:span text:style-name="T40"> <text:s text:c="7"/>}</text:span></text:p>
      <text:p text:style-name="P21"><text:tab/><text:span text:style-name="T40"> <text:s text:c="7"/>else</text:span></text:p>
      <text:p text:style-name="P21"><text:tab/><text:span text:style-name="T40"> <text:s text:c="7"/>{</text:span></text:p>
      <text:p text:style-name="P21"><text:tab/><text:span text:style-name="T40"> <text:s text:c="15"/>cout &lt;&lt; “ERROR: Invalid user data submitted. Ending program...” &lt;&lt; endl;</text:span></text:p>
      <text:p text:style-name="P21"><text:tab/><text:span text:style-name="T40"> <text:s text:c="15"/>return -1; <text:s text:c="9"/>// arbitrary return code for this program (bad login info)</text:span></text:p>
      <text:p text:style-name="P21"><text:tab/><text:span text:style-name="T40"> <text:s text:c="7"/>}</text:span></text:p>
      <text:p text:style-name="P21"><text:tab/><text:span text:style-name="T40"> <text:s text:c="7"/></text:span></text:p>
      <text:p text:style-name="P21"><text:tab/><text:span text:style-name="T40"> <text:s text:c="7"/>return 0; <text:s text:c="18"/>// returning 0 (historically) means no errors in the code</text:span></text:p>
      <text:p text:style-name="P5"><text:span text:style-name="T7"><text:tab/></text:span><text:span text:style-name="T11">}</text:span></text:p>
      <text:p text:style-name="P5"/>
      <text:p text:style-name="P4"><text:span text:style-name="T3"><text:tab/>Unfortunately for you, </text:span><text:span text:style-name="T6">the library</text:span><text:span text:style-name="T3"> </text:span><text:span text:style-name="T13">loginsys</text:span><text:span text:style-name="T3"> reserve</text:span><text:span text:style-name="T6">s</text:span><text:span text:style-name="T3"> </text:span><text:span text:style-name="T4">the keywords </text:span><text:span text:style-name="T12">cout </text:span><text:span text:style-name="T29">and </text:span><text:span text:style-name="T14">cin</text:span><text:span text:style-name="T12"> </text:span><text:span text:style-name="T21">for </text:span><text:span text:style-name="T29">its own <text:tab/>special purposes</text:span><text:span text:style-name="T21">. </text:span><text:span text:style-name="T26">To keep your job, </text:span><text:span text:style-name="T34">t</text:span><text:span text:style-name="T35">weak</text:span><text:span text:style-name="T36"> the </text:span><text:span text:style-name="T38">code </text:span><text:span text:style-name="T36">so your company may </text:span><text:span text:style-name="T37">seamlessly</text:span><text:span text:style-name="T36"> use it.</text:span></text:p>
      <text:list xml:id="list234716869636500" text:continue-numbering="true" text:style-name="L1">
        <text:list-item>
          <text:p text:style-name="P25"><text:span text:style-name="T23">Write a program that does the following:</text:span></text:p>
        </text:list-item>
      </text:list>
      <text:list xml:id="list4383184195380372507" text:style-name="L2">
        <text:list-item>
          <text:p text:style-name="P10"><text:span text:style-name="T23">Takes three </text:span><text:span text:style-name="T25">integer </text:span><text:span text:style-name="T23">side lengths (a,b,c) from the user.</text:span></text:p>
        </text:list-item>
        <text:list-item>
          <text:p text:style-name="P13">Determine the type of triangle the user supplied (right, equilateral, or neither)</text:p>
        </text:list-item>
        <text:list-item>
          <text:p text:style-name="P13"><text:span text:style-name="T22">O</text:span><text:span text:style-name="T20">utput the type of triangle the user supplied.</text:span></text:p>
        </text:list-item>
        <text:list-item>
          <text:p text:style-name="P13"><text:span text:style-name="T20">Request again if they would like to check another.</text:span></text:p>
        </text:list-item>
      </text:list>
      <text:p text:style-name="P12"><text:tab/>An example output would look something similar to the following:</text:p>
      <text:p text:style-name="P12"><text:tab/>```</text:p>
      <text:p text:style-name="P12"><text:tab/><text:tab/><text:span text:style-name="T42">Please enter three side lengths (separated by spaces): 3 4 5</text:span></text:p>
      <text:p text:style-name="P12"><text:tab/><text:tab/><text:span text:style-name="T42">The side lengths provided form a right triangle.</text:span></text:p>
      <text:p text:style-name="P12"><text:tab/><text:tab/><text:span text:style-name="T42">Another triangle (y/n)?: n</text:span></text:p>
      <text:p text:style-name="P12"><text:tab/>```</text:p>
      <text:p text:style-name="P12"><text:tab/><text:span text:style-name="T52">To save space on this paper, the program does not need to do input validation (e.g. user entered <text:tab/>char instead of int for a side length).</text:span></text:p>
      <text:p text:style-name="P12"/>
      <text:p text:style-name="P22"/>
      <text:list xml:id="list234717540272933" text:continue-list="list234716869636500" text:style-name="L1">
        <text:list-item>
          <text:p text:style-name="P26">In computer <text:span text:style-name="T41">science, a function is known as a task or action. They sometimes take an input and return an output, but do not always have to do so. The format for declaring a function:</text:span></text:p>
        </text:list-item>
      </text:list>
      <text:p text:style-name="P7"><text:tab/></text:p>
      <text:p text:style-name="P7"><text:tab/><text:span text:style-name="T8">return_type function_identifier ( parameter_list_</text:span><text:span text:style-name="T10">separated_by_commas</text:span><text:span text:style-name="T8"> )</text:span></text:p>
      <text:p text:style-name="P16"><text:tab/><text:span text:style-name="T42">{</text:span></text:p>
      <text:p text:style-name="P19"><text:tab/> <text:s text:c="7"/>// <text:span text:style-name="T42">statements in functions</text:span></text:p>
      <text:p text:style-name="P19"><text:tab/> <text:s text:c="7"/><text:span text:style-name="T42">return return_value;</text:span></text:p>
      <text:p text:style-name="P16"><text:tab/><text:span text:style-name="T42">}</text:span></text:p>
      <text:p text:style-name="P7"/>
      <text:p text:style-name="P7"><text:tab/><text:span text:style-name="T42">An example program:</text:span></text:p>
      <text:p text:style-name="P7"><text:tab/></text:p>
      <text:p text:style-name="P7"><text:tab/><text:span text:style-name="T8">#include &lt;iostream&gt;</text:span><text:span text:style-name="T7"><text:tab/></text:span></text:p>
      <text:p text:style-name="P16"/>
      <text:p text:style-name="P16"><text:tab/><text:span text:style-name="T42">double square ( double x ) <text:s/>// behaves identically to the math function f(x) = x^2</text:span></text:p>
      <text:p text:style-name="P16"><text:tab/><text:span text:style-name="T42">{</text:span></text:p>
      <text:p text:style-name="P18"><text:tab/> <text:s text:c="7"/><text:span text:style-name="T42">double result = x*x;</text:span></text:p>
      <text:p text:style-name="P18"><text:tab/> <text:s text:c="7"/><text:span text:style-name="T42">return result;</text:span></text:p>
      <text:p text:style-name="P16"><text:tab/><text:span text:style-name="T42">}</text:span></text:p>
      <text:p text:style-name="P16"/>
      <text:p text:style-name="P16"><text:tab/><text:span text:style-name="T42">void printHello() <text:s text:c="9"/>// a function that returns nothing (void) and no inputs (empty param list)</text:span></text:p>
      <text:p text:style-name="P16"><text:tab/><text:span text:style-name="T42">{</text:span></text:p>
      <text:p text:style-name="P16"><text:tab/> <text:s text:c="7"/><text:span text:style-name="T42">std::cout &lt;&lt; “Hello!\n”;</text:span></text:p>
      <text:p text:style-name="P16"><text:tab/><text:span text:style-name="T42">}</text:span></text:p>
      <text:p text:style-name="P16"/>
      <text:p text:style-name="P16"><text:tab/><text:span text:style-name="T42">int main() // this is also a function</text:span></text:p>
      <text:p text:style-name="P16"><text:span text:style-name="T42"><text:tab/>{</text:span></text:p>
      <text:p text:style-name="P18"><text:tab/> <text:s text:c="7"/><text:span text:style-name="T42">std::cout &lt;&lt; “4 squared is: “ &lt;&lt; square(4.0) &lt;&lt; std::endl; // outputs “4 squared is 16.0”</text:span></text:p>
      <text:p text:style-name="P17"><text:span text:style-name="T43"><text:s/><text:tab/> <text:s text:c="7"/>printHello(); <text:s text:c="76"/>// outputs “Hello!”</text:span></text:p>
      <text:p text:style-name="P17"><text:span text:style-name="T42"><text:tab/> <text:s text:c="7"/>return 0;</text:span></text:p>
      <text:p text:style-name="P16"><text:span text:style-name="T42"><text:tab/>}</text:span></text:p>
      <text:p text:style-name="P7"><text:tab/></text:p>
      <text:p text:style-name="P15"><text:tab/><text:span text:style-name="T42">Now, </text:span><text:span text:style-name="T1">c</text:span><text:span text:style-name="T31">onvert the </text:span><text:span text:style-name="T32">following </text:span><text:span text:style-name="T31">math functions into C++ function </text:span><text:span text:style-name="T33">declarations</text:span><text:span text:style-name="T15">. You will need to <text:tab/>call a function from </text:span><text:span text:style-name="T8">cmath</text:span><text:span text:style-name="T15"> to </text:span><text:span text:style-name="T16">(easily)</text:span><text:span text:style-name="T15"> do the last one. </text:span><text:span text:style-name="T17">Assume all variables are </text:span><text:span text:style-name="T18">double-</text:span><text:span text:style-name="T19">type <text:tab/>parameters,</text:span><text:span text:style-name="T17"> </text:span><text:span text:style-name="T19">and that the function returns a double as well</text:span><text:span text:style-name="T17">.</text:span></text:p>
      <text:p text:style-name="P11"><draw:frame draw:style-name="fr1" draw:name="Object1" text:anchor-type="as-char" svg:width="0.9283in" svg:height="0.1992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11"/>
      <text:p text:style-name="P11"/>
      <text:p text:style-name="P11"/>
      <text:p text:style-name="P11"><draw:frame draw:style-name="fr1" draw:name="Object2" text:anchor-type="as-char" svg:width="1.6063in" svg:height="0.2134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11"/>
      <text:p text:style-name="P11"/>
      <text:p text:style-name="P11"/>
      <text:p text:style-name="P11"><draw:frame draw:style-name="fr1" draw:name="Object3" text:anchor-type="as-char" svg:width="1.5516in" svg:height="0.3929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9"/>
      <text:p text:style-name="P9"/>
      <text:p text:style-name="P9"/>
      <text:p text:style-name="P8"><text:span text:style-name="T15"><draw:frame draw:style-name="fr1" text:anchor-type="as-char" svg:width="1.6382in" svg:height="0.2634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</text:p>
      <text:list xml:id="list234717878466418" text:continue-numbering="true" text:style-name="L1">
        <text:list-item>
          <text:p text:style-name="P24"><text:span text:style-name="T20">Looking back at problem 3: If you did not use functions where do you think they could exist? If you did use functions, list what functions you implemented.</text:span></text:p>
        </text:list-item>
      </text:list>
      <text:p text:style-name="P14"/>
      <text:p text:style-name="P14"><text:tab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list xml:id="list234717141946276" text:continue-numbering="true" text:style-name="L1">
        <text:list-item>
          <text:p text:style-name="P6"><text:span text:style-name="T20">Compare and contrast problems 3 &amp; </text:span><text:span text:style-name="T24">5</text:span><text:span text:style-name="T20">. </text:span><text:span text:style-name="T27">Is using functions in problem 3 more convenient, </text:span><text:span text:style-name="T30">less convenient, or makes no difference</text:span><text:span text:style-name="T27">? Explain your </text:span><text:span text:style-name="T28">thoughts</text:span><text:span text:style-name="T27">.</text:span>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e Greene</meta:initial-creator>
    <meta:creation-date>2015-09-02T21:56:20.428699960</meta:creation-date>
    <dc:date>2015-09-02T23:47:16.519068416</dc:date>
    <dc:creator>Joe Greene</dc:creator>
    <meta:editing-duration>PT1H43M11S</meta:editing-duration>
    <meta:editing-cycles>106</meta:editing-cycles>
    <meta:generator>LibreOffice/4.2.8.2$Linux_X86_64 LibreOffice_project/420m0$Build-2</meta:generator>
    <meta:document-statistic meta:table-count="0" meta:image-count="0" meta:object-count="4" meta:page-count="4" meta:paragraph-count="81" meta:word-count="547" meta:character-count="3626" meta:non-whitespace-character-count="2662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sqrt>
          <mrow>
            <mrow>
              <msubsup>
                <mi>V</mi>
                <mn>0</mn>
                <mn>2</mn>
              </msubsup>
              <mo stretchy="false">+</mo>
              <mn>2</mn>
            </mrow>
            <msub>
              <mi>a</mi>
              <mi>x</mi>
            </msub>
            <mrow>
              <mo fence="true" stretchy="true">(</mo>
              <mrow>
                <mrow>
                  <mi>x</mi>
                  <mo stretchy="false">−</mo>
                  <msub>
                    <mi>x</mi>
                    <mn>0</mn>
                  </msub>
                </mrow>
              </mrow>
              <mo fence="true" stretchy="true">)</mo>
            </mrow>
          </mrow>
        </msqrt>
      </mrow>
    </mrow>
    <annotation encoding="StarMath 5.0">f(x)= sqrt {{V} rsub {0} rsup {2} +2 {a} rsub {x} left (x- {x} rsub {0} right )}</annotation>
  </semantics>
</math>
</file>

<file path=Object 2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i mathvariant="italic">mx</mi>
          <mo stretchy="false">+</mo>
          <mi>b</mi>
        </mrow>
      </mrow>
    </mrow>
    <annotation encoding="StarMath 5.0">f(x)= mx+b</annotation>
  </semantics>
</math>
</file>

<file path=Object 3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row>
            <mo fence="true" stretchy="false">(</mo>
            <mrow>
              <mrow>
                <mi>y</mi>
                <mo stretchy="false">−</mo>
                <msub>
                  <mi>y</mi>
                  <mn>0</mn>
                </msub>
              </mrow>
            </mrow>
            <mo fence="true" stretchy="false">)</mo>
          </mrow>
          <mo stretchy="false">/</mo>
          <mrow>
            <mo fence="true" stretchy="false">(</mo>
            <mrow>
              <mrow>
                <mi>x</mi>
                <mo stretchy="false">−</mo>
                <msub>
                  <mi>x</mi>
                  <mn>0</mn>
                </msub>
              </mrow>
            </mrow>
            <mo fence="true" stretchy="false">)</mo>
          </mrow>
        </mrow>
      </mrow>
    </mrow>
    <annotation encoding="StarMath 5.0">f(x)= (y- {y} rsub {0} )/(x- {x} rsub {0} )</annotation>
  </semantics>
</math>
</file>

<file path=Object 4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sub>
            <mi>x</mi>
            <mn>0</mn>
          </msub>
          <mo stretchy="false">+</mo>
          <msub>
            <mi>V</mi>
            <mn>0</mn>
          </msub>
        </mrow>
      </mrow>
      <mrow>
        <mi>t</mi>
        <mo stretchy="false">+</mo>
        <mfrac>
          <mn>1</mn>
          <mn>2</mn>
        </mfrac>
      </mrow>
      <msub>
        <mi>a</mi>
        <mi>x</mi>
      </msub>
      <msup>
        <mi>t</mi>
        <mn>2</mn>
      </msup>
    </mrow>
    <annotation encoding="StarMath 5.0">f(x)= {x} rsub {0} + {V} rsub {0} t+ {1} over {2} {a} rsub {x} {t} ^ {2}</annotation>
  </semantics>
</math>
</file>